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882cm" fo:min-width="3.863cm"/>
    </style:style>
    <style:style style:name="gr10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4.777cm"/>
    </style:style>
    <style:style style:name="gr11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4.303cm"/>
    </style:style>
    <style:style style:name="gr12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1.196cm"/>
    </style:style>
    <style:style style:name="gr13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882cm" fo:min-width="4.113cm"/>
    </style:style>
    <style:style style:name="gr14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749cm" fo:min-width="5.645cm"/>
    </style:style>
    <style:style style:name="gr15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255cm" fo:min-width="2.881cm"/>
    </style:style>
    <style:style style:name="gr16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255cm" fo:min-width="4.176cm"/>
    </style:style>
    <style:style style:name="gr17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45cm" fo:min-width="4.645cm"/>
    </style:style>
    <style:style style:name="gr18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.75cm" fo:min-width="5.9cm"/>
    </style:style>
    <style:style style:name="gr19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0.65cm" fo:min-width="3.8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  <draw:frame draw:style-name="gr9" draw:text-style-name="P3" draw:layer="layout" svg:width="4.752cm" svg:height="2.132cm" svg:x="13.5cm" svg:y="24.4cm">
          <draw:text-box>
            <text:p><text:span text:style-name="T2">Create plots</text:span></text:p>
            <text:p><text:span text:style-name="T2">Plot predictions</text:span></text:p>
            <text:p><text:span text:style-name="T2">Create raster</text:span></text:p>
          </draw:text-box>
        </draw:frame>
        <draw:frame draw:style-name="gr10" draw:text-style-name="P4" draw:layer="layout" svg:width="10.607cm" svg:height="0.878cm" svg:x="11.4cm" svg:y="5.018cm">
          <draw:text-box>
            <text:p><text:span text:style-name="T1">Broken stick model → behaviour tables?</text:span></text:p>
          </draw:text-box>
        </draw:frame>
        <draw:frame draw:style-name="gr11" draw:text-style-name="P4" draw:layer="layout" svg:width="4.803cm" svg:height="0.878cm" svg:x="7.102cm" svg:y="10.501cm">
          <draw:text-box>
            <text:p><text:span text:style-name="T1">Fit models to ltraj</text:span></text:p>
          </draw:text-box>
        </draw:frame>
        <draw:frame draw:style-name="gr12" draw:text-style-name="P4" draw:layer="layout" svg:width="1.696cm" svg:height="0.878cm" svg:x="16.402cm" svg:y="10.201cm">
          <draw:text-box>
            <text:p><text:span text:style-name="T1">plots</text:span></text:p>
          </draw:text-box>
        </draw:frame>
        <draw:frame draw:style-name="gr13" draw:text-style-name="P3" draw:layer="layout" svg:width="9.286cm" svg:height="2.132cm" svg:x="15.787cm" svg:y="7.8cm">
          <draw:text-box>
            <text:p><text:span text:style-name="T2">Filter data <text:s/>→ create diff. bursts?</text:span></text:p>
            <text:p><text:span text:style-name="T2">Use line number</text:span></text:p>
            <text:p><text:span text:style-name="T2">And bursts</text:span></text:p>
          </draw:text-box>
        </draw:frame>
        <draw:frame draw:style-name="gr14" draw:text-style-name="P4" draw:layer="layout" svg:width="6.145cm" svg:height="2.132cm" svg:x="13.355cm" svg:y="15.8cm">
          <draw:text-box>
            <text:p><text:span text:style-name="T1">Draw at the same time</text:span></text:p>
            <text:p><text:span text:style-name="T1">As angle and length </text:span></text:p>
            <text:p><text:span text:style-name="T1">correlate</text:span></text:p>
          </draw:text-box>
        </draw:frame>
        <draw:frame draw:style-name="gr15" draw:text-style-name="P4" draw:layer="layout" svg:width="3.381cm" svg:height="1.505cm" svg:x="14.902cm" svg:y="21.501cm">
          <draw:text-box>
            <text:p><text:span text:style-name="T1">Calculate </text:span></text:p>
            <text:p><text:span text:style-name="T1">new coords</text:span></text:p>
          </draw:text-box>
        </draw:frame>
        <draw:frame draw:style-name="gr16" draw:text-style-name="P4" draw:layer="layout" svg:width="4.676cm" svg:height="1.505cm" svg:x="15.903cm" svg:y="19.102cm">
          <draw:text-box>
            <text:p><text:span text:style-name="T1">Drops head and </text:span></text:p>
            <text:p><text:span text:style-name="T1">tail automatically</text:span></text:p>
          </draw:text-box>
        </draw:frame>
        <draw:frame draw:style-name="gr17" draw:text-style-name="P3" draw:layer="layout" svg:width="5.442cm" svg:height="1.7cm" svg:x="1.455cm" svg:y="17.8cm">
          <draw:text-box>
            <text:p><text:span text:style-name="T2">Extract more than </text:span></text:p>
            <text:p><text:span text:style-name="T2">one variable</text:span></text:p>
          </draw:text-box>
        </draw:frame>
        <draw:frame draw:style-name="gr18" draw:text-style-name="P4" draw:layer="layout" svg:width="6.4cm" svg:height="1cm" svg:x="1.8cm" svg:y="7.3cm">
          <draw:text-box>
            <text:p><text:span text:style-name="T1">Make nice for the knitr</text:span></text:p>
          </draw:text-box>
        </draw:frame>
        <draw:frame draw:style-name="gr19" draw:text-style-name="P3" draw:layer="layout" svg:width="4.363cm" svg:height="0.9cm" svg:x="3.9cm" svg:y="25.2cm">
          <draw:text-box>
            <text:p><text:span text:style-name="T2">Rescale data</text:span></text:p>
          </draw:text-box>
        </draw:frame>
        <draw:frame draw:style-name="gr18" draw:text-style-name="P4" draw:layer="layout" svg:width="10.662cm" svg:height="1cm" svg:x="5.5cm" svg:y="2.6cm">
          <draw:text-box>
            <text:p><text:span text:style-name="T1">Write detailed instructions on file formats</text:span></text:p>
          </draw:text-box>
        </draw:frame>
        <draw:custom-shape draw:style-name="gr4" draw:text-style-name="P2" draw:layer="layout" svg:width="2.299cm" svg:height="0.9cm" svg:x="13.101cm" svg:y="10.302cm">
          <text:p text:style-name="P1"><text:span text:style-name="T1">cut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24T12:02:07.974334624</dc:date>
    <meta:editing-duration>PT2H35M33S</meta:editing-duration>
    <meta:editing-cycles>15</meta:editing-cycles>
    <meta:generator>LibreOffice/4.2.7.2$Linux_X86_64 LibreOffice_project/420$Build-2</meta:generator>
    <meta:print-date>2014-11-20T14:15:39.76</meta:print-date>
    <meta:document-statistic meta:object-count="78"/>
  </office:meta>
</office:document-meta>
</file>